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738b" officeooo:paragraph-rsid="001d738b"/>
    </style:style>
    <style:style style:name="P2" style:family="paragraph" style:parent-style-name="Standard">
      <style:text-properties officeooo:rsid="001d738b" officeooo:paragraph-rsid="001f3f50"/>
    </style:style>
    <style:style style:name="P3" style:family="paragraph" style:parent-style-name="Standard">
      <style:text-properties officeooo:rsid="001f3f50" officeooo:paragraph-rsid="001f3f50"/>
    </style:style>
    <style:style style:name="P4" style:family="paragraph" style:parent-style-name="Standard">
      <style:text-properties officeooo:rsid="0020caba" officeooo:paragraph-rsid="0020caba"/>
    </style:style>
    <style:style style:name="P5" style:family="paragraph" style:parent-style-name="Standard">
      <style:text-properties style:text-underline-style="solid" style:text-underline-width="auto" style:text-underline-color="font-color" officeooo:rsid="0020caba" officeooo:paragraph-rsid="0020caba"/>
    </style:style>
    <style:style style:name="P6" style:family="paragraph" style:parent-style-name="Standard">
      <style:text-properties officeooo:rsid="0024ade1" officeooo:paragraph-rsid="0024ade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24b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/><text:bookmark-start text:name="__DdeLink__519_1735692687"/>movie =load '/home/hduser/mov' using PigStorage(',') as (movieid, moviename, yearofrelease, <text:s text:c="4"/>rating:double, duration:int);<text:bookmark-end text:name="__DdeLink__519_1735692687"/></text:p>
      <text:p text:style-name="P1"/>
      <text:p text:style-name="P1"><text:s text:c="2"/></text:p>
      <text:p text:style-name="P3"><text:span text:style-name="T1">no of movies released per year</text:span>:</text:p>
      <text:p text:style-name="P3"/>
      <text:p text:style-name="P3">movie1 = foreach movie generate $0,$1,$2;</text:p>
      <text:p text:style-name="P3"/>
      <text:p text:style-name="P3">groupbyyear = group movie1 by yearofrelease;</text:p>
      <text:p text:style-name="P3"/>
      <text:p text:style-name="P3">result = foreach groupbyyear generate group as year, COUNT(movie1.moviename) as noofmovies;</text:p>
      <text:p text:style-name="P3"/>
      <text:p text:style-name="P3"/>
      <text:p text:style-name="P3"/>
      <text:p text:style-name="P3"/>
      <text:p text:style-name="P5">total movies between 1945 and 1959:</text:p>
      <text:p text:style-name="P3"/>
      <text:p text:style-name="P4"><text:s/>final = filter result by (($0 &gt;= 1945) AND ($0 &lt;=1959));</text:p>
      <text:p text:style-name="P4"/>
      <text:p text:style-name="P4"><text:span text:style-name="T2">(</text:span>1945,9)</text:p>
      <text:p text:style-name="P4">(1946,6)</text:p>
      <text:p text:style-name="P4">(1947,9)</text:p>
      <text:p text:style-name="P4">(1948,13)</text:p>
      <text:p text:style-name="P4">(1949,9)</text:p>
      <text:p text:style-name="P4">(1950,10)</text:p>
      <text:p text:style-name="P4">(1951,33)</text:p>
      <text:p text:style-name="P4">(1952,15)</text:p>
      <text:p text:style-name="P4">(1953,17)</text:p>
      <text:p text:style-name="P4">(1954,17)</text:p>
      <text:p text:style-name="P4">(1955,14)</text:p>
      <text:p text:style-name="P4">(1956,60)</text:p>
      <text:p text:style-name="P4">(1957,98)</text:p>
      <text:p text:style-name="P4">(1958,73)</text:p>
      <text:p text:style-name="P4">(1959,87)</text:p>
      <text:p text:style-name="P4"/>
      <text:p text:style-name="P6">final1 = group final ALL; </text:p>
      <text:p text:style-name="P4"/>
      <text:p text:style-name="P6">yrsum = foreach final1 generate SUM(final.noofmovies);</text:p>
      <text:p text:style-name="P4"/>
      <text:p text:style-name="P6">(470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21:12:50.812816934</meta:creation-date>
    <dc:date>2017-01-29T23:31:29.170309209</dc:date>
    <meta:editing-duration>PT17M11S</meta:editing-duration>
    <meta:editing-cycles>1</meta:editing-cycles>
    <meta:document-statistic meta:table-count="0" meta:image-count="0" meta:object-count="0" meta:page-count="1" meta:paragraph-count="26" meta:word-count="84" meta:character-count="643" meta:non-whitespace-character-count="575"/>
    <meta:generator>LibreOffice/5.1.4.2$Linux_x86 LibreOffice_project/10m0$Build-2</meta:generator>
  </office:meta>
</office:document-meta>
</file>